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009933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3" table:default-cell-style-name="Default"/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.207" calcext:value-type="float">
            <text:p>3.207</text:p>
          </table:table-cell>
          <table:table-cell office:value-type="float" office:value="12.385" calcext:value-type="float">
            <text:p>12.385</text:p>
          </table:table-cell>
          <table:table-cell office:value-type="float" office:value="51.079" calcext:value-type="float">
            <text:p>51.079</text:p>
          </table:table-cell>
          <table:table-cell office:value-type="float" office:value="202.428" calcext:value-type="float">
            <text:p>202.428</text:p>
          </table:table-cell>
          <table:table-cell office:value-type="float" office:value="860.092" calcext:value-type="float">
            <text:p>860.092</text:p>
          </table:table-cell>
          <table:table-cell table:number-columns-repeated="2"/>
          <table:table-cell office:value-type="string" calcext:value-type="string">
            <text:p>comm_sz</text:p>
          </table:table-cell>
          <table:table-cell table:formula="of:=[.A$1]" office:value-type="float" office:value="1024" calcext:value-type="float">
            <text:p>1024</text:p>
          </table:table-cell>
          <table:table-cell table:formula="of:=[.B$1]" office:value-type="float" office:value="2048" calcext:value-type="float">
            <text:p>2048</text:p>
          </table:table-cell>
          <table:table-cell table:formula="of:=[.C$1]" office:value-type="float" office:value="4096" calcext:value-type="float">
            <text:p>4096</text:p>
          </table:table-cell>
          <table:table-cell table:formula="of:=[.D$1]" office:value-type="float" office:value="8192" calcext:value-type="float">
            <text:p>8192</text:p>
          </table:table-cell>
          <table:table-cell table:formula="of:=[.E$1]"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3.214" calcext:value-type="float">
            <text:p>3.214</text:p>
          </table:table-cell>
          <table:table-cell office:value-type="float" office:value="12.373" calcext:value-type="float">
            <text:p>12.373</text:p>
          </table:table-cell>
          <table:table-cell office:value-type="float" office:value="52.586" calcext:value-type="float">
            <text:p>52.586</text:p>
          </table:table-cell>
          <table:table-cell office:value-type="float" office:value="201.437" calcext:value-type="float">
            <text:p>201.437</text:p>
          </table:table-cell>
          <table:table-cell office:value-type="float" office:value="879.883" calcext:value-type="float">
            <text:p>879.883</text:p>
          </table:table-cell>
          <table:table-cell table:number-columns-repeated="2"/>
          <table:table-cell table:formula="of:=[.F$1]" office:value-type="float" office:value="1" calcext:value-type="float">
            <text:p>1</text:p>
          </table:table-cell>
          <table:table-cell table:formula="of:=[.A$7]" office:value-type="float" office:value="3.196" calcext:value-type="float">
            <text:p>3.196</text:p>
          </table:table-cell>
          <table:table-cell table:formula="of:=[.B$7]" office:value-type="float" office:value="12.7734" calcext:value-type="float">
            <text:p>12.7734</text:p>
          </table:table-cell>
          <table:table-cell table:formula="of:=[.C$7]" office:value-type="float" office:value="50.6264" calcext:value-type="float">
            <text:p>50.6264</text:p>
          </table:table-cell>
          <table:table-cell table:formula="of:=[.D$7]" office:value-type="float" office:value="206.3834" calcext:value-type="float">
            <text:p>206.3834</text:p>
          </table:table-cell>
          <table:table-cell table:formula="of:=[.E$7]" office:value-type="float" office:value="859.7616" calcext:value-type="float">
            <text:p>859.7616</text:p>
          </table:table-cell>
        </table:table-row>
        <table:table-row table:style-name="ro1">
          <table:table-cell office:value-type="float" office:value="3.122" calcext:value-type="float">
            <text:p>3.122</text:p>
          </table:table-cell>
          <table:table-cell office:value-type="float" office:value="12.569" calcext:value-type="float">
            <text:p>12.569</text:p>
          </table:table-cell>
          <table:table-cell office:value-type="float" office:value="50.184" calcext:value-type="float">
            <text:p>50.184</text:p>
          </table:table-cell>
          <table:table-cell office:value-type="float" office:value="213.257" calcext:value-type="float">
            <text:p>213.257</text:p>
          </table:table-cell>
          <table:table-cell office:value-type="float" office:value="809.873" calcext:value-type="float">
            <text:p>809.873</text:p>
          </table:table-cell>
          <table:table-cell table:number-columns-repeated="2"/>
          <table:table-cell table:formula="of:=[.F$11]" office:value-type="float" office:value="2" calcext:value-type="float">
            <text:p>2</text:p>
          </table:table-cell>
          <table:table-cell table:formula="of:=[.A$17]" office:value-type="float" office:value="1.7316" calcext:value-type="float">
            <text:p>1.7316</text:p>
          </table:table-cell>
          <table:table-cell table:formula="of:=[.B$17]" office:value-type="float" office:value="6.8612" calcext:value-type="float">
            <text:p>6.8612</text:p>
          </table:table-cell>
          <table:table-cell table:formula="of:=[.C$17]" office:value-type="float" office:value="27.47" calcext:value-type="float">
            <text:p>27.47</text:p>
          </table:table-cell>
          <table:table-cell table:formula="of:=[.D$17]" office:value-type="float" office:value="113.912" calcext:value-type="float">
            <text:p>113.912</text:p>
          </table:table-cell>
          <table:table-cell table:formula="of:=[.E$17]" office:value-type="float" office:value="503.1544" calcext:value-type="float">
            <text:p>503.1544</text:p>
          </table:table-cell>
        </table:table-row>
        <table:table-row table:style-name="ro1">
          <table:table-cell office:value-type="float" office:value="3.139" calcext:value-type="float">
            <text:p>3.139</text:p>
          </table:table-cell>
          <table:table-cell office:value-type="float" office:value="12.454" calcext:value-type="float">
            <text:p>12.454</text:p>
          </table:table-cell>
          <table:table-cell office:value-type="float" office:value="49.73" calcext:value-type="float">
            <text:p>49.73</text:p>
          </table:table-cell>
          <table:table-cell office:value-type="float" office:value="212.42" calcext:value-type="float">
            <text:p>212.42</text:p>
          </table:table-cell>
          <table:table-cell office:value-type="float" office:value="833.274" calcext:value-type="float">
            <text:p>833.274</text:p>
          </table:table-cell>
          <table:table-cell table:number-columns-repeated="2"/>
          <table:table-cell table:formula="of:=[.F$21]" office:value-type="float" office:value="4" calcext:value-type="float">
            <text:p>4</text:p>
          </table:table-cell>
          <table:table-cell table:formula="of:=[.A$27]" office:value-type="float" office:value="1.7762" calcext:value-type="float">
            <text:p>1.7762</text:p>
          </table:table-cell>
          <table:table-cell table:formula="of:=[.B$27]" office:value-type="float" office:value="4.5742" calcext:value-type="float">
            <text:p>4.5742</text:p>
          </table:table-cell>
          <table:table-cell table:formula="of:=[.C$27]" office:value-type="float" office:value="18.7068" calcext:value-type="float">
            <text:p>18.7068</text:p>
          </table:table-cell>
          <table:table-cell table:formula="of:=[.D$27]" office:value-type="float" office:value="72.6494" calcext:value-type="float">
            <text:p>72.6494</text:p>
          </table:table-cell>
          <table:table-cell table:formula="of:=[.E$27]" office:value-type="float" office:value="290.8506" calcext:value-type="float">
            <text:p>290.8506</text:p>
          </table:table-cell>
        </table:table-row>
        <table:table-row table:style-name="ro1">
          <table:table-cell office:value-type="float" office:value="3.298" calcext:value-type="float">
            <text:p>3.298</text:p>
          </table:table-cell>
          <table:table-cell office:value-type="float" office:value="14.086" calcext:value-type="float">
            <text:p>14.086</text:p>
          </table:table-cell>
          <table:table-cell office:value-type="float" office:value="49.553" calcext:value-type="float">
            <text:p>49.553</text:p>
          </table:table-cell>
          <table:table-cell office:value-type="float" office:value="202.375" calcext:value-type="float">
            <text:p>202.375</text:p>
          </table:table-cell>
          <table:table-cell office:value-type="float" office:value="915.686" calcext:value-type="float">
            <text:p>915.686</text:p>
          </table:table-cell>
          <table:table-cell table:number-columns-repeated="2"/>
          <table:table-cell table:formula="of:=[.F$31]" office:value-type="float" office:value="8" calcext:value-type="float">
            <text:p>8</text:p>
          </table:table-cell>
          <table:table-cell table:formula="of:=[.A$37]" office:value-type="float" office:value="1.0584" calcext:value-type="float">
            <text:p>1.0584</text:p>
          </table:table-cell>
          <table:table-cell table:formula="of:=[.B$37]" office:value-type="float" office:value="4.2532" calcext:value-type="float">
            <text:p>4.2532</text:p>
          </table:table-cell>
          <table:table-cell table:formula="of:=[.C$37]" office:value-type="float" office:value="17.2374" calcext:value-type="float">
            <text:p>17.2374</text:p>
          </table:table-cell>
          <table:table-cell table:formula="of:=[.D$37]" office:value-type="float" office:value="68.1576" calcext:value-type="float">
            <text:p>68.1576</text:p>
          </table:table-cell>
          <table:table-cell table:formula="of:=[.E$37]" office:value-type="float" office:value="332.664" calcext:value-type="float">
            <text:p>332.664</text:p>
          </table:table-cell>
        </table:table-row>
        <table:table-row table:style-name="ro1">
          <table:table-cell table:style-name="ce1" table:formula="of:=AVERAGE([.A2:.A6])" office:value-type="float" office:value="3.196" calcext:value-type="float">
            <text:p>3.196</text:p>
          </table:table-cell>
          <table:table-cell table:style-name="ce1" table:formula="of:=AVERAGE([.B2:.B6])" office:value-type="float" office:value="12.7734" calcext:value-type="float">
            <text:p>12.7734</text:p>
          </table:table-cell>
          <table:table-cell table:style-name="ce1" table:formula="of:=AVERAGE([.C2:.C6])" office:value-type="float" office:value="50.6264" calcext:value-type="float">
            <text:p>50.6264</text:p>
          </table:table-cell>
          <table:table-cell table:style-name="ce1" table:formula="of:=AVERAGE([.D2:.D6])" office:value-type="float" office:value="206.3834" calcext:value-type="float">
            <text:p>206.3834</text:p>
          </table:table-cell>
          <table:table-cell table:style-name="ce1" table:formula="of:=AVERAGE([.E2:.E6])" office:value-type="float" office:value="859.7616" calcext:value-type="float">
            <text:p>859.7616</text:p>
          </table:table-cell>
          <table:table-cell table:number-columns-repeated="2"/>
          <table:table-cell table:formula="of:=[.F$41]" office:value-type="float" office:value="16" calcext:value-type="float">
            <text:p>16</text:p>
          </table:table-cell>
          <table:table-cell table:formula="of:=[.A$47]" office:value-type="float" office:value="0.5456" calcext:value-type="float">
            <text:p>0.5456</text:p>
          </table:table-cell>
          <table:table-cell table:formula="of:=[.B$47]" office:value-type="float" office:value="2.1284" calcext:value-type="float">
            <text:p>2.1284</text:p>
          </table:table-cell>
          <table:table-cell table:formula="of:=[.C$47]" office:value-type="float" office:value="8.4928" calcext:value-type="float">
            <text:p>8.4928</text:p>
          </table:table-cell>
          <table:table-cell table:formula="of:=[.D$47]" office:value-type="float" office:value="43.7636" calcext:value-type="float">
            <text:p>43.7636</text:p>
          </table:table-cell>
          <table:table-cell table:formula="of:=[.E$47]" office:value-type="float" office:value="192.9182" calcext:value-type="float">
            <text:p>192.9182</text:p>
          </table:table-cell>
        </table:table-row>
        <table:table-row table:style-name="ro1">
          <table:table-cell table:style-name="ce2" table:formula="of:=[.A$7]/[.A7]" office:value-type="float" office:value="1" calcext:value-type="float">
            <text:p>1</text:p>
          </table:table-cell>
          <table:table-cell table:style-name="ce2" table:formula="of:=[.B$7]/[.B7]" office:value-type="float" office:value="1" calcext:value-type="float">
            <text:p>1</text:p>
          </table:table-cell>
          <table:table-cell table:style-name="ce2" table:formula="of:=[.C$7]/[.C7]" office:value-type="float" office:value="1" calcext:value-type="float">
            <text:p>1</text:p>
          </table:table-cell>
          <table:table-cell table:style-name="ce2" table:formula="of:=[.D$7]/[.D7]" office:value-type="float" office:value="1" calcext:value-type="float">
            <text:p>1</text:p>
          </table:table-cell>
          <table:table-cell table:style-name="ce2" table:formula="of:=[.E$7]/[.E7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3" table:formula="of:=[.A8]/[.$F1]" office:value-type="float" office:value="1" calcext:value-type="float">
            <text:p>1</text:p>
          </table:table-cell>
          <table:table-cell table:style-name="ce3" table:formula="of:=[.B8]/[.$F1]" office:value-type="float" office:value="1" calcext:value-type="float">
            <text:p>1</text:p>
          </table:table-cell>
          <table:table-cell table:style-name="ce3" table:formula="of:=[.C8]/[.$F1]" office:value-type="float" office:value="1" calcext:value-type="float">
            <text:p>1</text:p>
          </table:table-cell>
          <table:table-cell table:style-name="ce3" table:formula="of:=[.D8]/[.$F1]" office:value-type="float" office:value="1" calcext:value-type="float">
            <text:p>1</text:p>
          </table:table-cell>
          <table:table-cell table:style-name="ce3" table:formula="of:=[.E8]/[.$F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m_sz</text:p>
          </table:table-cell>
          <table:table-cell table:formula="of:=[.A$1]" office:value-type="float" office:value="1024" calcext:value-type="float">
            <text:p>1024</text:p>
          </table:table-cell>
          <table:table-cell table:formula="of:=[.B$1]" office:value-type="float" office:value="2048" calcext:value-type="float">
            <text:p>2048</text:p>
          </table:table-cell>
          <table:table-cell table:formula="of:=[.C$1]" office:value-type="float" office:value="4096" calcext:value-type="float">
            <text:p>4096</text:p>
          </table:table-cell>
          <table:table-cell table:formula="of:=[.D$1]" office:value-type="float" office:value="8192" calcext:value-type="float">
            <text:p>8192</text:p>
          </table:table-cell>
          <table:table-cell table:formula="of:=[.E$1]"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1.702" calcext:value-type="float">
            <text:p>1.702</text:p>
          </table:table-cell>
          <table:table-cell office:value-type="float" office:value="6.854" calcext:value-type="float">
            <text:p>6.854</text:p>
          </table:table-cell>
          <table:table-cell office:value-type="float" office:value="27.44" calcext:value-type="float">
            <text:p>27.44</text:p>
          </table:table-cell>
          <table:table-cell office:value-type="float" office:value="113.22" calcext:value-type="float">
            <text:p>113.22</text:p>
          </table:table-cell>
          <table:table-cell office:value-type="float" office:value="447.223" calcext:value-type="float">
            <text:p>447.223</text:p>
          </table:table-cell>
          <table:table-cell table:number-columns-repeated="2"/>
          <table:table-cell table:formula="of:=[.F$1]" office:value-type="float" office:value="1" calcext:value-type="float">
            <text:p>1</text:p>
          </table:table-cell>
          <table:table-cell table:formula="of:=[.A$8]" office:value-type="float" office:value="1" calcext:value-type="float">
            <text:p>1</text:p>
          </table:table-cell>
          <table:table-cell table:formula="of:=[.B$8]" office:value-type="float" office:value="1" calcext:value-type="float">
            <text:p>1</text:p>
          </table:table-cell>
          <table:table-cell table:formula="of:=[.C$8]" office:value-type="float" office:value="1" calcext:value-type="float">
            <text:p>1</text:p>
          </table:table-cell>
          <table:table-cell table:formula="of:=[.D$8]" office:value-type="float" office:value="1" calcext:value-type="float">
            <text:p>1</text:p>
          </table:table-cell>
          <table:table-cell table:formula="of:=[.E$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03" calcext:value-type="float">
            <text:p>1.803</text:p>
          </table:table-cell>
          <table:table-cell office:value-type="float" office:value="6.9" calcext:value-type="float">
            <text:p>6.9</text:p>
          </table:table-cell>
          <table:table-cell office:value-type="float" office:value="27.486" calcext:value-type="float">
            <text:p>27.486</text:p>
          </table:table-cell>
          <table:table-cell office:value-type="float" office:value="112.815" calcext:value-type="float">
            <text:p>112.815</text:p>
          </table:table-cell>
          <table:table-cell office:value-type="float" office:value="568.548" calcext:value-type="float">
            <text:p>568.548</text:p>
          </table:table-cell>
          <table:table-cell table:number-columns-repeated="2"/>
          <table:table-cell table:formula="of:=[.F$11]" office:value-type="float" office:value="2" calcext:value-type="float">
            <text:p>2</text:p>
          </table:table-cell>
          <table:table-cell table:formula="of:=[.A$18]" office:value-type="float" office:value="1.84569184569185" calcext:value-type="float">
            <text:p>1.8456918457</text:p>
          </table:table-cell>
          <table:table-cell table:formula="of:=[.B$18]" office:value-type="float" office:value="1.86168600244855" calcext:value-type="float">
            <text:p>1.8616860024</text:p>
          </table:table-cell>
          <table:table-cell table:formula="of:=[.C$18]" office:value-type="float" office:value="1.84297051328722" calcext:value-type="float">
            <text:p>1.8429705133</text:p>
          </table:table-cell>
          <table:table-cell table:formula="of:=[.D$18]" office:value-type="float" office:value="1.81177926820704" calcext:value-type="float">
            <text:p>1.8117792682</text:p>
          </table:table-cell>
          <table:table-cell table:formula="of:=[.E$18]" office:value-type="float" office:value="1.70874308164651" calcext:value-type="float">
            <text:p>1.708743081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.865" calcext:value-type="float">
            <text:p>6.865</text:p>
          </table:table-cell>
          <table:table-cell office:value-type="float" office:value="31.928" calcext:value-type="float">
            <text:p>31.928</text:p>
          </table:table-cell>
          <table:table-cell office:value-type="float" office:value="112.586" calcext:value-type="float">
            <text:p>112.586</text:p>
          </table:table-cell>
          <table:table-cell office:value-type="float" office:value="462.672" calcext:value-type="float">
            <text:p>462.672</text:p>
          </table:table-cell>
          <table:table-cell table:number-columns-repeated="2"/>
          <table:table-cell table:formula="of:=[.F$21]" office:value-type="float" office:value="4" calcext:value-type="float">
            <text:p>4</text:p>
          </table:table-cell>
          <table:table-cell table:formula="of:=[.A$28]" office:value-type="float" office:value="1.79934692039185" calcext:value-type="float">
            <text:p>1.7993469204</text:p>
          </table:table-cell>
          <table:table-cell table:formula="of:=[.B$28]" office:value-type="float" office:value="2.79248830396572" calcext:value-type="float">
            <text:p>2.792488304</text:p>
          </table:table-cell>
          <table:table-cell table:formula="of:=[.C$28]" office:value-type="float" office:value="2.706310004918" calcext:value-type="float">
            <text:p>2.7063100049</text:p>
          </table:table-cell>
          <table:table-cell table:formula="of:=[.D$28]" office:value-type="float" office:value="2.84081355110985" calcext:value-type="float">
            <text:p>2.8408135511</text:p>
          </table:table-cell>
          <table:table-cell table:formula="of:=[.E$28]" office:value-type="float" office:value="2.95602484574555" calcext:value-type="float">
            <text:p>2.9560248457</text:p>
          </table:table-cell>
        </table:table-row>
        <table:table-row table:style-name="ro1">
          <table:table-cell office:value-type="float" office:value="1.726" calcext:value-type="float">
            <text:p>1.726</text:p>
          </table:table-cell>
          <table:table-cell office:value-type="float" office:value="6.812" calcext:value-type="float">
            <text:p>6.812</text:p>
          </table:table-cell>
          <table:table-cell office:value-type="float" office:value="27.425" calcext:value-type="float">
            <text:p>27.425</text:p>
          </table:table-cell>
          <table:table-cell office:value-type="float" office:value="118.711" calcext:value-type="float">
            <text:p>118.711</text:p>
          </table:table-cell>
          <table:table-cell office:value-type="float" office:value="474.114" calcext:value-type="float">
            <text:p>474.114</text:p>
          </table:table-cell>
          <table:table-cell table:number-columns-repeated="2"/>
          <table:table-cell table:formula="of:=[.F$31]" office:value-type="float" office:value="8" calcext:value-type="float">
            <text:p>8</text:p>
          </table:table-cell>
          <table:table-cell table:formula="of:=[.A$38]" office:value-type="float" office:value="3.01965230536659" calcext:value-type="float">
            <text:p>3.0196523054</text:p>
          </table:table-cell>
          <table:table-cell table:formula="of:=[.B$38]" office:value-type="float" office:value="3.00324461581868" calcext:value-type="float">
            <text:p>3.0032446158</text:p>
          </table:table-cell>
          <table:table-cell table:formula="of:=[.C$38]" office:value-type="float" office:value="2.93700906169144" calcext:value-type="float">
            <text:p>2.9370090617</text:p>
          </table:table-cell>
          <table:table-cell table:formula="of:=[.D$38]" office:value-type="float" office:value="3.02803209033182" calcext:value-type="float">
            <text:p>3.0280320903</text:p>
          </table:table-cell>
          <table:table-cell table:formula="of:=[.E$38]" office:value-type="float" office:value="2.58447442464469" calcext:value-type="float">
            <text:p>2.5844744246</text:p>
          </table:table-cell>
        </table:table-row>
        <table:table-row table:style-name="ro1">
          <table:table-cell office:value-type="float" office:value="1.727" calcext:value-type="float">
            <text:p>1.727</text:p>
          </table:table-cell>
          <table:table-cell office:value-type="float" office:value="6.875" calcext:value-type="float">
            <text:p>6.875</text:p>
          </table:table-cell>
          <table:table-cell office:value-type="float" office:value="27.354" calcext:value-type="float">
            <text:p>27.354</text:p>
          </table:table-cell>
          <table:table-cell office:value-type="float" office:value="112.228" calcext:value-type="float">
            <text:p>112.228</text:p>
          </table:table-cell>
          <table:table-cell office:value-type="float" office:value="563.215" calcext:value-type="float">
            <text:p>563.215</text:p>
          </table:table-cell>
          <table:table-cell table:number-columns-repeated="2"/>
          <table:table-cell table:formula="of:=[.F$41]" office:value-type="float" office:value="16" calcext:value-type="float">
            <text:p>16</text:p>
          </table:table-cell>
          <table:table-cell table:formula="of:=[.A$48]" office:value-type="float" office:value="5.85777126099707" calcext:value-type="float">
            <text:p>5.857771261</text:p>
          </table:table-cell>
          <table:table-cell table:formula="of:=[.B$48]" office:value-type="float" office:value="6.0014095094907" calcext:value-type="float">
            <text:p>6.0014095095</text:p>
          </table:table-cell>
          <table:table-cell table:formula="of:=[.C$48]" office:value-type="float" office:value="5.96109645817634" calcext:value-type="float">
            <text:p>5.9610964582</text:p>
          </table:table-cell>
          <table:table-cell table:formula="of:=[.D$48]" office:value-type="float" office:value="4.71586889561188" calcext:value-type="float">
            <text:p>4.7158688956</text:p>
          </table:table-cell>
          <table:table-cell table:formula="of:=[.E$48]" office:value-type="float" office:value="4.45661218070664" calcext:value-type="float">
            <text:p>4.4566121807</text:p>
          </table:table-cell>
        </table:table-row>
        <table:table-row table:style-name="ro1">
          <table:table-cell table:style-name="ce1" table:formula="of:=AVERAGE([.A12:.A16])" office:value-type="float" office:value="1.7316" calcext:value-type="float">
            <text:p>1.7316</text:p>
          </table:table-cell>
          <table:table-cell table:style-name="ce1" table:formula="of:=AVERAGE([.B12:.B16])" office:value-type="float" office:value="6.8612" calcext:value-type="float">
            <text:p>6.8612</text:p>
          </table:table-cell>
          <table:table-cell table:style-name="ce1" office:value-type="float" office:value="27.47" calcext:value-type="float">
            <text:p>27.47</text:p>
          </table:table-cell>
          <table:table-cell table:style-name="ce1" table:formula="of:=AVERAGE([.D12:.D16])" office:value-type="float" office:value="113.912" calcext:value-type="float">
            <text:p>113.912</text:p>
          </table:table-cell>
          <table:table-cell table:style-name="ce1" table:formula="of:=AVERAGE([.E12:.E16])" office:value-type="float" office:value="503.1544" calcext:value-type="float">
            <text:p>503.1544</text:p>
          </table:table-cell>
          <table:table-cell table:number-columns-repeated="8"/>
        </table:table-row>
        <table:table-row table:style-name="ro1">
          <table:table-cell table:style-name="ce2" table:formula="of:=[.A$7]/[.A17]" office:value-type="float" office:value="1.84569184569185" calcext:value-type="float">
            <text:p>1.8456918457</text:p>
          </table:table-cell>
          <table:table-cell table:style-name="ce2" table:formula="of:=[.B$7]/[.B17]" office:value-type="float" office:value="1.86168600244855" calcext:value-type="float">
            <text:p>1.8616860024</text:p>
          </table:table-cell>
          <table:table-cell table:style-name="ce2" table:formula="of:=[.C$7]/[.C17]" office:value-type="float" office:value="1.84297051328722" calcext:value-type="float">
            <text:p>1.8429705133</text:p>
          </table:table-cell>
          <table:table-cell table:style-name="ce2" table:formula="of:=[.D$7]/[.D17]" office:value-type="float" office:value="1.81177926820704" calcext:value-type="float">
            <text:p>1.8117792682</text:p>
          </table:table-cell>
          <table:table-cell table:style-name="ce2" table:formula="of:=[.E$7]/[.E17]" office:value-type="float" office:value="1.70874308164651" calcext:value-type="float">
            <text:p>1.7087430816</text:p>
          </table:table-cell>
          <table:table-cell table:number-columns-repeated="8"/>
        </table:table-row>
        <table:table-row table:style-name="ro1">
          <table:table-cell table:style-name="ce3" table:formula="of:=[.A18]/[.$F11]" office:value-type="float" office:value="0.922845922845923" calcext:value-type="float">
            <text:p>0.9228459228</text:p>
          </table:table-cell>
          <table:table-cell table:style-name="ce3" table:formula="of:=[.B18]/[.$F11]" office:value-type="float" office:value="0.930843001224275" calcext:value-type="float">
            <text:p>0.9308430012</text:p>
          </table:table-cell>
          <table:table-cell table:style-name="ce3" table:formula="of:=[.C18]/[.$F11]" office:value-type="float" office:value="0.921485256643611" calcext:value-type="float">
            <text:p>0.9214852566</text:p>
          </table:table-cell>
          <table:table-cell table:style-name="ce3" table:formula="of:=[.D18]/[.$F11]" office:value-type="float" office:value="0.905889634103518" calcext:value-type="float">
            <text:p>0.9058896341</text:p>
          </table:table-cell>
          <table:table-cell table:style-name="ce3" table:formula="of:=[.E18]/[.$F11]" office:value-type="float" office:value="0.854371540823254" calcext:value-type="float">
            <text:p>0.854371540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omm_sz</text:p>
          </table:table-cell>
          <table:table-cell table:formula="of:=[.A$1]" office:value-type="float" office:value="1024" calcext:value-type="float">
            <text:p>1024</text:p>
          </table:table-cell>
          <table:table-cell table:formula="of:=[.B$1]" office:value-type="float" office:value="2048" calcext:value-type="float">
            <text:p>2048</text:p>
          </table:table-cell>
          <table:table-cell table:formula="of:=[.C$1]" office:value-type="float" office:value="4096" calcext:value-type="float">
            <text:p>4096</text:p>
          </table:table-cell>
          <table:table-cell table:formula="of:=[.D$1]" office:value-type="float" office:value="8192" calcext:value-type="float">
            <text:p>8192</text:p>
          </table:table-cell>
          <table:table-cell table:formula="of:=[.E$1]"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F$1]" office:value-type="float" office:value="1" calcext:value-type="float">
            <text:p>1</text:p>
          </table:table-cell>
          <table:table-cell table:style-name="ce4" table:formula="of:=[.A$9]" office:value-type="float" office:value="1" calcext:value-type="float">
            <text:p>1</text:p>
          </table:table-cell>
          <table:table-cell table:style-name="ce4" table:formula="of:=[.B$9]" office:value-type="float" office:value="1" calcext:value-type="float">
            <text:p>1</text:p>
          </table:table-cell>
          <table:table-cell table:style-name="ce4" table:formula="of:=[.C$9]" office:value-type="float" office:value="1" calcext:value-type="float">
            <text:p>1</text:p>
          </table:table-cell>
          <table:table-cell table:style-name="ce4" table:formula="of:=[.D$9]" office:value-type="float" office:value="1" calcext:value-type="float">
            <text:p>1</text:p>
          </table:table-cell>
          <table:table-cell table:style-name="ce4" table:formula="of:=[.E$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37" calcext:value-type="float">
            <text:p>2.137</text:p>
          </table:table-cell>
          <table:table-cell office:value-type="float" office:value="4.37" calcext:value-type="float">
            <text:p>4.37</text:p>
          </table:table-cell>
          <table:table-cell office:value-type="float" office:value="17.471" calcext:value-type="float">
            <text:p>17.471</text:p>
          </table:table-cell>
          <table:table-cell office:value-type="float" office:value="73.908" calcext:value-type="float">
            <text:p>73.908</text:p>
          </table:table-cell>
          <table:table-cell office:value-type="float" office:value="289.38" calcext:value-type="float">
            <text:p>289.38</text:p>
          </table:table-cell>
          <table:table-cell table:number-columns-repeated="2"/>
          <table:table-cell table:formula="of:=[.F$11]" office:value-type="float" office:value="2" calcext:value-type="float">
            <text:p>2</text:p>
          </table:table-cell>
          <table:table-cell table:style-name="ce4" table:formula="of:=[.A$19]" office:value-type="float" office:value="0.922845922845923" calcext:value-type="float">
            <text:p>0.9228459228</text:p>
          </table:table-cell>
          <table:table-cell table:style-name="ce4" table:formula="of:=[.B$19]" office:value-type="float" office:value="0.930843001224275" calcext:value-type="float">
            <text:p>0.9308430012</text:p>
          </table:table-cell>
          <table:table-cell table:style-name="ce4" table:formula="of:=[.C$19]" office:value-type="float" office:value="0.921485256643611" calcext:value-type="float">
            <text:p>0.9214852566</text:p>
          </table:table-cell>
          <table:table-cell table:style-name="ce4" table:formula="of:=[.D$19]" office:value-type="float" office:value="0.905889634103518" calcext:value-type="float">
            <text:p>0.9058896341</text:p>
          </table:table-cell>
          <table:table-cell table:style-name="ce4" table:formula="of:=[.E$19]" office:value-type="float" office:value="0.854371540823254" calcext:value-type="float">
            <text:p>0.8543715408</text:p>
          </table:table-cell>
        </table:table-row>
        <table:table-row table:style-name="ro1">
          <table:table-cell office:value-type="float" office:value="1.928" calcext:value-type="float">
            <text:p>1.928</text:p>
          </table:table-cell>
          <table:table-cell office:value-type="float" office:value="4.346" calcext:value-type="float">
            <text:p>4.346</text:p>
          </table:table-cell>
          <table:table-cell office:value-type="float" office:value="17.571" calcext:value-type="float">
            <text:p>17.571</text:p>
          </table:table-cell>
          <table:table-cell office:value-type="float" office:value="72.199" calcext:value-type="float">
            <text:p>72.199</text:p>
          </table:table-cell>
          <table:table-cell office:value-type="float" office:value="289.668" calcext:value-type="float">
            <text:p>289.668</text:p>
          </table:table-cell>
          <table:table-cell table:number-columns-repeated="2"/>
          <table:table-cell table:formula="of:=[.F$21]" office:value-type="float" office:value="4" calcext:value-type="float">
            <text:p>4</text:p>
          </table:table-cell>
          <table:table-cell table:style-name="ce4" table:formula="of:=[.A$29]" office:value-type="float" office:value="0.449836730097962" calcext:value-type="float">
            <text:p>0.4498367301</text:p>
          </table:table-cell>
          <table:table-cell table:style-name="ce4" table:formula="of:=[.B$29]" office:value-type="float" office:value="0.69812207599143" calcext:value-type="float">
            <text:p>0.698122076</text:p>
          </table:table-cell>
          <table:table-cell table:style-name="ce4" table:formula="of:=[.C$29]" office:value-type="float" office:value="0.676577501229499" calcext:value-type="float">
            <text:p>0.6765775012</text:p>
          </table:table-cell>
          <table:table-cell table:style-name="ce4" table:formula="of:=[.D$29]" office:value-type="float" office:value="0.710203387777463" calcext:value-type="float">
            <text:p>0.7102033878</text:p>
          </table:table-cell>
          <table:table-cell table:style-name="ce4" table:formula="of:=[.E$29]" office:value-type="float" office:value="0.739006211436387" calcext:value-type="float">
            <text:p>0.7390062114</text:p>
          </table:table-cell>
        </table:table-row>
        <table:table-row table:style-name="ro1">
          <table:table-cell office:value-type="float" office:value="1.838" calcext:value-type="float">
            <text:p>1.838</text:p>
          </table:table-cell>
          <table:table-cell office:value-type="float" office:value="5.388" calcext:value-type="float">
            <text:p>5.388</text:p>
          </table:table-cell>
          <table:table-cell office:value-type="float" office:value="20.008" calcext:value-type="float">
            <text:p>20.008</text:p>
          </table:table-cell>
          <table:table-cell office:value-type="float" office:value="71.209" calcext:value-type="float">
            <text:p>71.209</text:p>
          </table:table-cell>
          <table:table-cell office:value-type="float" office:value="290.454" calcext:value-type="float">
            <text:p>290.454</text:p>
          </table:table-cell>
          <table:table-cell table:number-columns-repeated="2"/>
          <table:table-cell table:formula="of:=[.F$31]" office:value-type="float" office:value="8" calcext:value-type="float">
            <text:p>8</text:p>
          </table:table-cell>
          <table:table-cell table:style-name="ce4" table:formula="of:=[.A$39]" office:value-type="float" office:value="0.377456538170824" calcext:value-type="float">
            <text:p>0.3774565382</text:p>
          </table:table-cell>
          <table:table-cell table:style-name="ce4" table:formula="of:=[.B$39]" office:value-type="float" office:value="0.375405576977335" calcext:value-type="float">
            <text:p>0.375405577</text:p>
          </table:table-cell>
          <table:table-cell table:style-name="ce4" table:formula="of:=[.C$39]" office:value-type="float" office:value="0.36712613271143" calcext:value-type="float">
            <text:p>0.3671261327</text:p>
          </table:table-cell>
          <table:table-cell table:style-name="ce4" table:formula="of:=[.D$39]" office:value-type="float" office:value="0.378504011291477" calcext:value-type="float">
            <text:p>0.3785040113</text:p>
          </table:table-cell>
          <table:table-cell table:style-name="ce4" table:formula="of:=[.E$39]" office:value-type="float" office:value="0.323059303080586" calcext:value-type="float">
            <text:p>0.3230593031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4.342" calcext:value-type="float">
            <text:p>4.342</text:p>
          </table:table-cell>
          <table:table-cell office:value-type="float" office:value="20.797" calcext:value-type="float">
            <text:p>20.797</text:p>
          </table:table-cell>
          <table:table-cell office:value-type="float" office:value="73.586" calcext:value-type="float">
            <text:p>73.586</text:p>
          </table:table-cell>
          <table:table-cell office:value-type="float" office:value="290.284" calcext:value-type="float">
            <text:p>290.284</text:p>
          </table:table-cell>
          <table:table-cell table:number-columns-repeated="2"/>
          <table:table-cell table:formula="of:=[.F$41]" office:value-type="float" office:value="16" calcext:value-type="float">
            <text:p>16</text:p>
          </table:table-cell>
          <table:table-cell table:style-name="ce4" table:formula="of:=[.A$49]" office:value-type="float" office:value="0.366110703812317" calcext:value-type="float">
            <text:p>0.3661107038</text:p>
          </table:table-cell>
          <table:table-cell table:style-name="ce4" table:formula="of:=[.B$49]" office:value-type="float" office:value="0.375088094343169" calcext:value-type="float">
            <text:p>0.3750880943</text:p>
          </table:table-cell>
          <table:table-cell table:style-name="ce4" table:formula="of:=[.C$49]" office:value-type="float" office:value="0.372568528636021" calcext:value-type="float">
            <text:p>0.3725685286</text:p>
          </table:table-cell>
          <table:table-cell table:style-name="ce4" table:formula="of:=[.D$49]" office:value-type="float" office:value="0.294741805975742" calcext:value-type="float">
            <text:p>0.294741806</text:p>
          </table:table-cell>
          <table:table-cell table:style-name="ce4" table:formula="of:=[.E$49]" office:value-type="float" office:value="0.278538261294165" calcext:value-type="float">
            <text:p>0.2785382613</text:p>
          </table:table-cell>
        </table:table-row>
        <table:table-row table:style-name="ro1">
          <table:table-cell office:value-type="float" office:value="1.103" calcext:value-type="float">
            <text:p>1.103</text:p>
          </table:table-cell>
          <table:table-cell office:value-type="float" office:value="4.425" calcext:value-type="float">
            <text:p>4.425</text:p>
          </table:table-cell>
          <table:table-cell office:value-type="float" office:value="17.687" calcext:value-type="float">
            <text:p>17.687</text:p>
          </table:table-cell>
          <table:table-cell office:value-type="float" office:value="72.345" calcext:value-type="float">
            <text:p>72.345</text:p>
          </table:table-cell>
          <table:table-cell office:value-type="float" office:value="294.467" calcext:value-type="float">
            <text:p>294.467</text:p>
          </table:table-cell>
          <table:table-cell table:number-columns-repeated="8"/>
        </table:table-row>
        <table:table-row table:style-name="ro1">
          <table:table-cell table:style-name="ce1" table:formula="of:=AVERAGE([.A22:.A26])" office:value-type="float" office:value="1.7762" calcext:value-type="float">
            <text:p>1.7762</text:p>
          </table:table-cell>
          <table:table-cell table:style-name="ce1" table:formula="of:=AVERAGE([.B22:.B26])" office:value-type="float" office:value="4.5742" calcext:value-type="float">
            <text:p>4.5742</text:p>
          </table:table-cell>
          <table:table-cell table:style-name="ce1" table:formula="of:=AVERAGE([.C22:.C26])" office:value-type="float" office:value="18.7068" calcext:value-type="float">
            <text:p>18.7068</text:p>
          </table:table-cell>
          <table:table-cell table:style-name="ce1" table:formula="of:=AVERAGE([.D22:.D26])" office:value-type="float" office:value="72.6494" calcext:value-type="float">
            <text:p>72.6494</text:p>
          </table:table-cell>
          <table:table-cell table:style-name="ce1" table:formula="of:=AVERAGE([.E22:.E26])" office:value-type="float" office:value="290.8506" calcext:value-type="float">
            <text:p>290.8506</text:p>
          </table:table-cell>
          <table:table-cell table:number-columns-repeated="8"/>
        </table:table-row>
        <table:table-row table:style-name="ro1">
          <table:table-cell table:style-name="ce2" table:formula="of:=[.A$7]/[.A27]" office:value-type="float" office:value="1.79934692039185" calcext:value-type="float">
            <text:p>1.7993469204</text:p>
          </table:table-cell>
          <table:table-cell table:style-name="ce2" table:formula="of:=[.B$7]/[.B27]" office:value-type="float" office:value="2.79248830396572" calcext:value-type="float">
            <text:p>2.792488304</text:p>
          </table:table-cell>
          <table:table-cell table:style-name="ce2" table:formula="of:=[.C$7]/[.C27]" office:value-type="float" office:value="2.706310004918" calcext:value-type="float">
            <text:p>2.7063100049</text:p>
          </table:table-cell>
          <table:table-cell table:style-name="ce2" table:formula="of:=[.D$7]/[.D27]" office:value-type="float" office:value="2.84081355110985" calcext:value-type="float">
            <text:p>2.8408135511</text:p>
          </table:table-cell>
          <table:table-cell table:style-name="ce2" table:formula="of:=[.E$7]/[.E27]" office:value-type="float" office:value="2.95602484574555" calcext:value-type="float">
            <text:p>2.9560248457</text:p>
          </table:table-cell>
          <table:table-cell table:number-columns-repeated="8"/>
        </table:table-row>
        <table:table-row table:style-name="ro1">
          <table:table-cell table:style-name="ce3" table:formula="of:=[.A28]/[.$F21]" office:value-type="float" office:value="0.449836730097962" calcext:value-type="float">
            <text:p>0.4498367301</text:p>
          </table:table-cell>
          <table:table-cell table:style-name="ce3" table:formula="of:=[.B28]/[.$F21]" office:value-type="float" office:value="0.69812207599143" calcext:value-type="float">
            <text:p>0.698122076</text:p>
          </table:table-cell>
          <table:table-cell table:style-name="ce3" table:formula="of:=[.C28]/[.$F21]" office:value-type="float" office:value="0.676577501229499" calcext:value-type="float">
            <text:p>0.6765775012</text:p>
          </table:table-cell>
          <table:table-cell table:style-name="ce3" table:formula="of:=[.D28]/[.$F21]" office:value-type="float" office:value="0.710203387777463" calcext:value-type="float">
            <text:p>0.7102033878</text:p>
          </table:table-cell>
          <table:table-cell table:style-name="ce3" table:formula="of:=[.E28]/[.$F21]" office:value-type="float" office:value="0.739006211436387" calcext:value-type="float">
            <text:p>0.7390062114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4.211" calcext:value-type="float">
            <text:p>4.211</text:p>
          </table:table-cell>
          <table:table-cell office:value-type="float" office:value="17.155" calcext:value-type="float">
            <text:p>17.155</text:p>
          </table:table-cell>
          <table:table-cell office:value-type="float" office:value="68.232" calcext:value-type="float">
            <text:p>68.232</text:p>
          </table:table-cell>
          <table:table-cell office:value-type="float" office:value="275.946" calcext:value-type="float">
            <text:p>275.946</text:p>
          </table:table-cell>
          <table:table-cell table:number-columns-repeated="8"/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4.265" calcext:value-type="float">
            <text:p>4.265</text:p>
          </table:table-cell>
          <table:table-cell office:value-type="float" office:value="17.497" calcext:value-type="float">
            <text:p>17.497</text:p>
          </table:table-cell>
          <table:table-cell office:value-type="float" office:value="68.326" calcext:value-type="float">
            <text:p>68.326</text:p>
          </table:table-cell>
          <table:table-cell office:value-type="float" office:value="387.547" calcext:value-type="float">
            <text:p>387.547</text:p>
          </table:table-cell>
          <table:table-cell table:number-columns-repeated="8"/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4.262" calcext:value-type="float">
            <text:p>4.262</text:p>
          </table:table-cell>
          <table:table-cell office:value-type="float" office:value="17.536" calcext:value-type="float">
            <text:p>17.536</text:p>
          </table:table-cell>
          <table:table-cell office:value-type="float" office:value="68.283" calcext:value-type="float">
            <text:p>68.283</text:p>
          </table:table-cell>
          <table:table-cell office:value-type="float" office:value="313.376" calcext:value-type="float">
            <text:p>313.376</text:p>
          </table:table-cell>
          <table:table-cell table:number-columns-repeated="8"/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4.267" calcext:value-type="float">
            <text:p>4.267</text:p>
          </table:table-cell>
          <table:table-cell office:value-type="float" office:value="16.973" calcext:value-type="float">
            <text:p>16.973</text:p>
          </table:table-cell>
          <table:table-cell office:value-type="float" office:value="67.864" calcext:value-type="float">
            <text:p>67.864</text:p>
          </table:table-cell>
          <table:table-cell office:value-type="float" office:value="299.354" calcext:value-type="float">
            <text:p>299.354</text:p>
          </table:table-cell>
          <table:table-cell table:number-columns-repeated="8"/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4.261" calcext:value-type="float">
            <text:p>4.261</text:p>
          </table:table-cell>
          <table:table-cell office:value-type="float" office:value="17.026" calcext:value-type="float">
            <text:p>17.026</text:p>
          </table:table-cell>
          <table:table-cell office:value-type="float" office:value="68.083" calcext:value-type="float">
            <text:p>68.083</text:p>
          </table:table-cell>
          <table:table-cell office:value-type="float" office:value="387.097" calcext:value-type="float">
            <text:p>387.097</text:p>
          </table:table-cell>
          <table:table-cell table:number-columns-repeated="8"/>
        </table:table-row>
        <table:table-row table:style-name="ro1">
          <table:table-cell table:style-name="ce1" table:formula="of:=AVERAGE([.A32:.A36])" office:value-type="float" office:value="1.0584" calcext:value-type="float">
            <text:p>1.0584</text:p>
          </table:table-cell>
          <table:table-cell table:style-name="ce1" table:formula="of:=AVERAGE([.B32:.B36])" office:value-type="float" office:value="4.2532" calcext:value-type="float">
            <text:p>4.2532</text:p>
          </table:table-cell>
          <table:table-cell table:style-name="ce1" table:formula="of:=AVERAGE([.C32:.C36])" office:value-type="float" office:value="17.2374" calcext:value-type="float">
            <text:p>17.2374</text:p>
          </table:table-cell>
          <table:table-cell table:style-name="ce1" table:formula="of:=AVERAGE([.D32:.D36])" office:value-type="float" office:value="68.1576" calcext:value-type="float">
            <text:p>68.1576</text:p>
          </table:table-cell>
          <table:table-cell table:style-name="ce1" table:formula="of:=AVERAGE([.E32:.E36])" office:value-type="float" office:value="332.664" calcext:value-type="float">
            <text:p>332.664</text:p>
          </table:table-cell>
          <table:table-cell table:number-columns-repeated="8"/>
        </table:table-row>
        <table:table-row table:style-name="ro1">
          <table:table-cell table:style-name="ce2" table:formula="of:=[.A$7]/[.A37]" office:value-type="float" office:value="3.01965230536659" calcext:value-type="float">
            <text:p>3.0196523054</text:p>
          </table:table-cell>
          <table:table-cell table:style-name="ce2" table:formula="of:=[.B$7]/[.B37]" office:value-type="float" office:value="3.00324461581868" calcext:value-type="float">
            <text:p>3.0032446158</text:p>
          </table:table-cell>
          <table:table-cell table:style-name="ce2" table:formula="of:=[.C$7]/[.C37]" office:value-type="float" office:value="2.93700906169144" calcext:value-type="float">
            <text:p>2.9370090617</text:p>
          </table:table-cell>
          <table:table-cell table:style-name="ce2" table:formula="of:=[.D$7]/[.D37]" office:value-type="float" office:value="3.02803209033182" calcext:value-type="float">
            <text:p>3.0280320903</text:p>
          </table:table-cell>
          <table:table-cell table:style-name="ce2" table:formula="of:=[.E$7]/[.E37]" office:value-type="float" office:value="2.58447442464469" calcext:value-type="float">
            <text:p>2.5844744246</text:p>
          </table:table-cell>
          <table:table-cell table:number-columns-repeated="8"/>
        </table:table-row>
        <table:table-row table:style-name="ro1">
          <table:table-cell table:style-name="ce3" table:formula="of:=[.A38]/[.$F31]" office:value-type="float" office:value="0.377456538170824" calcext:value-type="float">
            <text:p>0.3774565382</text:p>
          </table:table-cell>
          <table:table-cell table:style-name="ce3" table:formula="of:=[.B38]/[.$F31]" office:value-type="float" office:value="0.375405576977335" calcext:value-type="float">
            <text:p>0.375405577</text:p>
          </table:table-cell>
          <table:table-cell table:style-name="ce3" table:formula="of:=[.C38]/[.$F31]" office:value-type="float" office:value="0.36712613271143" calcext:value-type="float">
            <text:p>0.3671261327</text:p>
          </table:table-cell>
          <table:table-cell table:style-name="ce3" table:formula="of:=[.D38]/[.$F31]" office:value-type="float" office:value="0.378504011291477" calcext:value-type="float">
            <text:p>0.3785040113</text:p>
          </table:table-cell>
          <table:table-cell table:style-name="ce3" table:formula="of:=[.E38]/[.$F31]" office:value-type="float" office:value="0.323059303080586" calcext:value-type="float">
            <text:p>0.323059303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.141" calcext:value-type="float">
            <text:p>2.141</text:p>
          </table:table-cell>
          <table:table-cell office:value-type="float" office:value="8.573" calcext:value-type="float">
            <text:p>8.573</text:p>
          </table:table-cell>
          <table:table-cell office:value-type="float" office:value="34.352" calcext:value-type="float">
            <text:p>34.352</text:p>
          </table:table-cell>
          <table:table-cell office:value-type="float" office:value="195.947" calcext:value-type="float">
            <text:p>195.947</text:p>
          </table:table-cell>
          <table:table-cell table:number-columns-repeated="8"/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2.119" calcext:value-type="float">
            <text:p>2.119</text:p>
          </table:table-cell>
          <table:table-cell office:value-type="float" office:value="8.44" calcext:value-type="float">
            <text:p>8.44</text:p>
          </table:table-cell>
          <table:table-cell office:value-type="float" office:value="48.261" calcext:value-type="float">
            <text:p>48.261</text:p>
          </table:table-cell>
          <table:table-cell office:value-type="float" office:value="162.639" calcext:value-type="float">
            <text:p>162.639</text:p>
          </table:table-cell>
          <table:table-cell table:number-columns-repeated="8"/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2.174" calcext:value-type="float">
            <text:p>2.174</text:p>
          </table:table-cell>
          <table:table-cell office:value-type="float" office:value="8.564" calcext:value-type="float">
            <text:p>8.564</text:p>
          </table:table-cell>
          <table:table-cell office:value-type="float" office:value="39.086" calcext:value-type="float">
            <text:p>39.086</text:p>
          </table:table-cell>
          <table:table-cell office:value-type="float" office:value="156.77" calcext:value-type="float">
            <text:p>156.77</text:p>
          </table:table-cell>
          <table:table-cell table:number-columns-repeated="8"/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2.1" calcext:value-type="float">
            <text:p>2.1</text:p>
          </table:table-cell>
          <table:table-cell office:value-type="float" office:value="8.375" calcext:value-type="float">
            <text:p>8.375</text:p>
          </table:table-cell>
          <table:table-cell office:value-type="float" office:value="48.643" calcext:value-type="float">
            <text:p>48.643</text:p>
          </table:table-cell>
          <table:table-cell office:value-type="float" office:value="149.271" calcext:value-type="float">
            <text:p>149.271</text:p>
          </table:table-cell>
          <table:table-cell table:number-columns-repeated="8"/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2.108" calcext:value-type="float">
            <text:p>2.108</text:p>
          </table:table-cell>
          <table:table-cell office:value-type="float" office:value="8.512" calcext:value-type="float">
            <text:p>8.512</text:p>
          </table:table-cell>
          <table:table-cell office:value-type="float" office:value="48.476" calcext:value-type="float">
            <text:p>48.476</text:p>
          </table:table-cell>
          <table:table-cell office:value-type="float" office:value="299.964" calcext:value-type="float">
            <text:p>299.964</text:p>
          </table:table-cell>
          <table:table-cell table:number-columns-repeated="8"/>
        </table:table-row>
        <table:table-row table:style-name="ro1">
          <table:table-cell table:style-name="ce1" table:formula="of:=AVERAGE([.A42:.A46])" office:value-type="float" office:value="0.5456" calcext:value-type="float">
            <text:p>0.5456</text:p>
          </table:table-cell>
          <table:table-cell table:style-name="ce1" table:formula="of:=AVERAGE([.B42:.B46])" office:value-type="float" office:value="2.1284" calcext:value-type="float">
            <text:p>2.1284</text:p>
          </table:table-cell>
          <table:table-cell table:style-name="ce1" table:formula="of:=AVERAGE([.C42:.C46])" office:value-type="float" office:value="8.4928" calcext:value-type="float">
            <text:p>8.4928</text:p>
          </table:table-cell>
          <table:table-cell table:style-name="ce1" table:formula="of:=AVERAGE([.D42:.D46])" office:value-type="float" office:value="43.7636" calcext:value-type="float">
            <text:p>43.7636</text:p>
          </table:table-cell>
          <table:table-cell table:style-name="ce1" table:formula="of:=AVERAGE([.E42:.E46])" office:value-type="float" office:value="192.9182" calcext:value-type="float">
            <text:p>192.9182</text:p>
          </table:table-cell>
          <table:table-cell table:number-columns-repeated="8"/>
        </table:table-row>
        <table:table-row table:style-name="ro1">
          <table:table-cell table:style-name="ce2" table:formula="of:=[.A$7]/[.A47]" office:value-type="float" office:value="5.85777126099707" calcext:value-type="float">
            <text:p>5.857771261</text:p>
          </table:table-cell>
          <table:table-cell table:style-name="ce2" table:formula="of:=[.B$7]/[.B47]" office:value-type="float" office:value="6.0014095094907" calcext:value-type="float">
            <text:p>6.0014095095</text:p>
          </table:table-cell>
          <table:table-cell table:style-name="ce2" table:formula="of:=[.C$7]/[.C47]" office:value-type="float" office:value="5.96109645817634" calcext:value-type="float">
            <text:p>5.9610964582</text:p>
          </table:table-cell>
          <table:table-cell table:style-name="ce2" table:formula="of:=[.D$7]/[.D47]" office:value-type="float" office:value="4.71586889561188" calcext:value-type="float">
            <text:p>4.7158688956</text:p>
          </table:table-cell>
          <table:table-cell table:style-name="ce2" table:formula="of:=[.E$7]/[.E47]" office:value-type="float" office:value="4.45661218070664" calcext:value-type="float">
            <text:p>4.4566121807</text:p>
          </table:table-cell>
          <table:table-cell table:number-columns-repeated="8"/>
        </table:table-row>
        <table:table-row table:style-name="ro1">
          <table:table-cell table:style-name="ce3" table:formula="of:=[.A48]/[.$F41]" office:value-type="float" office:value="0.366110703812317" calcext:value-type="float">
            <text:p>0.3661107038</text:p>
          </table:table-cell>
          <table:table-cell table:style-name="ce3" table:formula="of:=[.B48]/[.$F41]" office:value-type="float" office:value="0.375088094343169" calcext:value-type="float">
            <text:p>0.3750880943</text:p>
          </table:table-cell>
          <table:table-cell table:style-name="ce3" table:formula="of:=[.C48]/[.$F41]" office:value-type="float" office:value="0.372568528636021" calcext:value-type="float">
            <text:p>0.3725685286</text:p>
          </table:table-cell>
          <table:table-cell table:style-name="ce3" table:formula="of:=[.D48]/[.$F41]" office:value-type="float" office:value="0.294741805975742" calcext:value-type="float">
            <text:p>0.294741806</text:p>
          </table:table-cell>
          <table:table-cell table:style-name="ce3" table:formula="of:=[.E48]/[.$F41]" office:value-type="float" office:value="0.278538261294165" calcext:value-type="float">
            <text:p>0.278538261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2:34:18.006809475</meta:creation-date>
    <dc:date>2018-04-20T03:57:01.757490119</dc:date>
    <meta:editing-duration>PT28M51S</meta:editing-duration>
    <meta:editing-cycles>1</meta:editing-cycles>
    <meta:document-statistic meta:table-count="1" meta:cell-count="338" meta:object-count="0"/>
    <meta:generator>LibreOffice/5.1.6.2$Linux_X86_64 LibreOffice_project/10m0$Build-2</meta:generator>
  </office:meta>
</office:document-meta>
</file>